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a430c" officeooo:paragraph-rsid="001a430c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rl-tb"/>
      <style:text-properties fo:font-size="16pt" officeooo:rsid="001a430c" officeooo:paragraph-rsid="001a430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.location.href <text:s/>لینک صفحه ی کنونی را برمی گرداند. <text:s/>این کد به قدری دم دست است که حتی در console هم اگر نوشته شود ادرس صفحه ی کنونی را برمی گرداند.</text:p>
      <text:p text:style-name="P1"/>
      <text:p text:style-name="P1">حال اگر ما بیاییم مقدار Window.location.href را برابر رشته ای قرار دهیم صفحه به صورت اتوماتیک به ان ادرس می رود. مثلا<text:line-break/><text:line-break/></text:p>
      <text:p text:style-name="P2">window.location.href= 'https://git.ir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31T15:55:59.715310404</dc:date>
    <meta:editing-duration>PT5H1M2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54" meta:character-count="309" meta:non-whitespace-character-count="254"/>
  </office:meta>
</office:document-meta>
</file>